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yuthaya" svg:font-family="Ayuthaya" style:font-family-generic="system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bottom="0.0833in"/>
    </style:style>
    <style:style style:name="T2" style:parent-style-name="Fonteparág.padrão" style:family="text">
      <style:text-properties style:font-name="Ayuthaya" style:font-name-asian="Ayuthaya" style:font-name-complex="Ayuthaya" fo:font-size="18pt" style:font-size-asian="18pt"/>
    </style:style>
    <style:style style:name="P3" style:parent-style-name="Normal" style:family="paragraph">
      <style:paragraph-properties fo:margin-bottom="0.0833in"/>
    </style:style>
    <style:style style:name="P4" style:parent-style-name="Normal" style:family="paragraph">
      <style:paragraph-properties fo:margin-bottom="0.0833in"/>
    </style:style>
    <style:style style:name="T5" style:parent-style-name="Fonteparág.padrão" style:family="text">
      <style:text-properties style:font-name="Ayuthaya" style:font-name-asian="Ayuthaya" style:font-name-complex="Ayuthaya" fo:font-size="14pt" style:font-size-asian="14pt"/>
    </style:style>
    <style:style style:name="P6" style:parent-style-name="Normal" style:family="paragraph">
      <style:paragraph-properties fo:margin-bottom="0.0833in"/>
      <style:text-properties style:font-name="Ayuthaya" style:font-name-asian="Ayuthaya" style:font-name-complex="Ayuthaya" fo:font-size="10pt" style:font-size-asian="10pt"/>
    </style:style>
    <style:style style:name="P7" style:parent-style-name="Normal" style:family="paragraph">
      <style:paragraph-properties fo:margin-bottom="0.0833in"/>
    </style:style>
    <style:style style:name="T8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T9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T10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P11" style:parent-style-name="Normal" style:family="paragraph">
      <style:paragraph-properties fo:margin-bottom="0.0833in"/>
    </style:style>
    <style:style style:name="T12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T13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T14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T15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T16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T17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T18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T19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T20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P21" style:parent-style-name="Normal" style:family="paragraph">
      <style:paragraph-properties fo:margin-bottom="0.0833in"/>
      <style:text-properties style:font-name="Ayuthaya" style:font-name-asian="Ayuthaya" style:font-name-complex="Ayuthaya" fo:font-size="14pt" style:font-size-asian="14pt"/>
    </style:style>
    <style:style style:name="P22" style:parent-style-name="Normal" style:family="paragraph">
      <style:paragraph-properties fo:margin-bottom="0.0833in"/>
    </style:style>
    <style:style style:name="T23" style:parent-style-name="Fonteparág.padrão" style:family="text">
      <style:text-properties style:font-name="Ayuthaya" style:font-name-asian="Ayuthaya" style:font-name-complex="Ayuthaya" fo:font-size="14pt" style:font-size-asian="14pt"/>
    </style:style>
    <style:style style:name="P24" style:parent-style-name="Normal" style:family="paragraph">
      <style:paragraph-properties fo:margin-bottom="0.0833in"/>
    </style:style>
    <style:style style:name="T25" style:parent-style-name="Fonteparág.padrão" style:family="text">
      <style:text-properties style:font-name="Ayuthaya" style:font-name-asian="Ayuthaya" style:font-name-complex="Ayuthaya" fo:font-weight="bold" style:font-weight-asian="bold" fo:font-size="10pt" style:font-size-asian="10pt"/>
    </style:style>
    <style:style style:name="T26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P27" style:parent-style-name="Normal" style:family="paragraph">
      <style:paragraph-properties fo:margin-bottom="0.0833in"/>
    </style:style>
    <style:style style:name="T28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T29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T30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T31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T32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T33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P34" style:parent-style-name="Normal" style:family="paragraph">
      <style:paragraph-properties fo:margin-bottom="0.0833in"/>
    </style:style>
    <style:style style:name="P35" style:parent-style-name="Normal" style:family="paragraph">
      <style:paragraph-properties fo:margin-bottom="0.0833in"/>
    </style:style>
    <style:style style:name="T36" style:parent-style-name="Fonteparág.padrão" style:family="text">
      <style:text-properties style:font-name="Ayuthaya" style:font-name-asian="Ayuthaya" style:font-name-complex="Ayuthaya" fo:font-weight="bold" style:font-weight-asian="bold" fo:font-size="10pt" style:font-size-asian="10pt"/>
    </style:style>
    <style:style style:name="P37" style:parent-style-name="Normal" style:family="paragraph">
      <style:paragraph-properties fo:margin-bottom="0.0833in"/>
    </style:style>
    <style:style style:name="T38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P39" style:parent-style-name="Normal" style:family="paragraph">
      <style:paragraph-properties fo:margin-bottom="0.0833in"/>
    </style:style>
    <style:style style:name="T40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T41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T42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P43" style:parent-style-name="Normal" style:family="paragraph">
      <style:paragraph-properties fo:margin-bottom="0.0833in"/>
    </style:style>
    <style:style style:name="T44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T45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T46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T47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P48" style:parent-style-name="Normal" style:family="paragraph">
      <style:paragraph-properties fo:margin-bottom="0.0833in"/>
    </style:style>
    <style:style style:name="P49" style:parent-style-name="Normal" style:family="paragraph">
      <style:paragraph-properties fo:margin-bottom="0.0833in"/>
    </style:style>
    <style:style style:name="T50" style:parent-style-name="Fonteparág.padrão" style:family="text">
      <style:text-properties style:font-name="Ayuthaya" style:font-name-asian="Ayuthaya" style:font-name-complex="Ayuthaya" fo:font-weight="bold" style:font-weight-asian="bold" fo:font-size="10pt" style:font-size-asian="10pt"/>
    </style:style>
    <style:style style:name="T51" style:parent-style-name="Fonteparág.padrão" style:family="text">
      <style:text-properties style:font-name="Ayuthaya" style:font-name-asian="Ayuthaya" style:font-name-complex="Ayuthaya" fo:font-weight="bold" style:font-weight-asian="bold" fo:font-size="10pt" style:font-size-asian="10pt"/>
    </style:style>
    <style:style style:name="T52" style:parent-style-name="Fonteparág.padrão" style:family="text">
      <style:text-properties style:font-name="Ayuthaya" style:font-name-asian="Ayuthaya" style:font-name-complex="Ayuthaya" fo:font-weight="bold" style:font-weight-asian="bold" fo:font-size="10pt" style:font-size-asian="10pt"/>
    </style:style>
    <style:style style:name="P53" style:parent-style-name="Normal" style:family="paragraph">
      <style:paragraph-properties fo:margin-bottom="0.0833in"/>
    </style:style>
    <style:style style:name="T54" style:parent-style-name="Fonteparág.padrão" style:family="text">
      <style:text-properties style:font-name="Ayuthaya" style:font-name-asian="Ayuthaya" style:font-name-complex="Ayuthaya" fo:font-size="14pt" style:font-size-asian="14pt"/>
    </style:style>
    <style:style style:name="P55" style:parent-style-name="Normal" style:family="paragraph">
      <style:paragraph-properties fo:margin-bottom="0.0833in"/>
      <style:text-properties style:font-name="Ayuthaya" style:font-name-asian="Ayuthaya" style:font-name-complex="Ayuthaya" fo:font-size="10pt" style:font-size-asian="10pt"/>
    </style:style>
    <style:style style:name="P56" style:parent-style-name="Normal" style:family="paragraph">
      <style:paragraph-properties fo:margin-bottom="0.0833in"/>
    </style:style>
    <style:style style:name="T57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T58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T59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P60" style:parent-style-name="Normal" style:family="paragraph">
      <style:paragraph-properties fo:margin-bottom="0.0833in"/>
    </style:style>
    <style:style style:name="T61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T62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T63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T64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T65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T66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T67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T68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T69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T70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T71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T72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P73" style:parent-style-name="Normal" style:family="paragraph">
      <style:paragraph-properties fo:margin-bottom="0.0833in"/>
      <style:text-properties style:font-name="Ayuthaya" style:font-name-asian="Ayuthaya" style:font-name-complex="Ayuthaya" fo:font-size="10pt" style:font-size-asian="10pt"/>
    </style:style>
    <style:style style:name="P74" style:parent-style-name="Normal" style:family="paragraph">
      <style:paragraph-properties fo:margin-bottom="0.0833in"/>
    </style:style>
    <style:style style:name="P75" style:parent-style-name="Normal" style:family="paragraph">
      <style:paragraph-properties fo:margin-bottom="0.0833in"/>
    </style:style>
    <style:style style:name="T76" style:parent-style-name="Fonteparág.padrão" style:family="text">
      <style:text-properties style:font-name="Ayuthaya" style:font-name-asian="Ayuthaya" style:font-name-complex="Ayuthaya" fo:font-weight="bold" style:font-weight-asian="bold" fo:font-size="14pt" style:font-size-asian="14pt"/>
    </style:style>
    <style:style style:name="T77" style:parent-style-name="Fonteparág.padrão" style:family="text">
      <style:text-properties style:font-name="Ayuthaya" style:font-name-asian="Ayuthaya" style:font-name-complex="Ayuthaya" fo:font-size="10pt" style:font-size-asian="10pt"/>
    </style:style>
    <style:style style:name="P78" style:parent-style-name="Normal" style:family="paragraph">
      <style:paragraph-properties fo:margin-bottom="0.0833in"/>
    </style:style>
    <style:style style:name="T79" style:parent-style-name="Fonteparág.padrão" style:family="text">
      <style:text-properties style:font-name="Ayuthaya" style:font-name-asian="Ayuthaya" style:font-name-complex="Ayuthaya" fo:font-size="14pt" style:font-size-asian="14pt" style:font-size-complex="14pt"/>
    </style:style>
    <style:style style:name="T80" style:parent-style-name="Fonteparág.padrão" style:family="text">
      <style:text-properties style:font-name="Ayuthaya" style:font-name-asian="Ayuthaya" style:font-name-complex="Ayuthaya" fo:font-weight="bold" style:font-weight-asian="bold" fo:font-size="14pt" style:font-size-asian="14pt" style:font-size-complex="14pt"/>
    </style:style>
    <style:style style:name="T81" style:parent-style-name="Fonteparág.padrão" style:family="text">
      <style:text-properties style:font-name="Ayuthaya" style:font-name-asian="Ayuthaya" style:font-name-complex="Ayuthaya" fo:font-weight="bold" style:font-weight-asian="bold" fo:font-size="14pt" style:font-size-asian="14pt" style:font-size-complex="14pt"/>
    </style:style>
    <style:style style:name="T82" style:parent-style-name="Fonteparág.padrão" style:family="text">
      <style:text-properties style:font-name="Ayuthaya" style:font-name-asian="Ayuthaya" style:font-name-complex="Ayuthaya" fo:font-weight="bold" style:font-weight-asian="bold" fo:font-size="14pt" style:font-size-asian="14pt" style:font-size-complex="14pt"/>
    </style:style>
    <style:style style:name="T83" style:parent-style-name="Fonteparág.padrão" style:family="text">
      <style:text-properties style:font-name="Ayuthaya" style:font-name-asian="Ayuthaya" style:font-name-complex="Ayuthaya" fo:font-weight="bold" style:font-weight-asian="bold" fo:font-size="14pt" style:font-size-asian="14pt" style:font-size-complex="14pt"/>
    </style:style>
    <style:style style:name="T84" style:parent-style-name="Fonteparág.padrão" style:family="text">
      <style:text-properties style:font-name="Ayuthaya" style:font-name-asian="Ayuthaya" style:font-name-complex="Ayuthaya" fo:font-weight="bold" style:font-weight-asian="bold" fo:font-size="14pt" style:font-size-asian="14pt" style:font-size-complex="14pt"/>
    </style:style>
    <style:style style:name="T85" style:parent-style-name="Fonteparág.padrão" style:family="text">
      <style:text-properties style:font-name="Ayuthaya" style:font-name-asian="Ayuthaya" style:font-name-complex="Ayuthaya" fo:font-weight="bold" style:font-weight-asian="bold" fo:font-size="14pt" style:font-size-asian="14pt" style:font-size-complex="14pt"/>
    </style:style>
    <style:style style:name="T86" style:parent-style-name="Fonteparág.padrão" style:family="text">
      <style:text-properties style:font-name="Ayuthaya" style:font-name-asian="Ayuthaya" style:font-name-complex="Ayuthaya" fo:font-weight="bold" style:font-weight-asian="bold" fo:font-size="14pt" style:font-size-asian="14pt" style:font-size-complex="14pt"/>
    </style:style>
    <style:style style:name="T87" style:parent-style-name="Fonteparág.padrão" style:family="text">
      <style:text-properties style:font-name="Ayuthaya" style:font-name-asian="Ayuthaya" style:font-name-complex="Ayuthaya" fo:font-weight="bold" style:font-weight-asian="bold" fo:font-size="14pt" style:font-size-asian="14pt" style:font-size-complex="14pt"/>
    </style:style>
    <style:style style:name="T88" style:parent-style-name="Fonteparág.padrão" style:family="text">
      <style:text-properties style:font-name="Ayuthaya" style:font-name-asian="Ayuthaya" style:font-name-complex="Ayuthaya" fo:font-size="14pt" style:font-size-asian="14pt" style:font-size-complex="14pt"/>
    </style:style>
    <style:style style:name="T89" style:parent-style-name="Fonteparág.padrão" style:family="text">
      <style:text-properties style:font-name="Ayuthaya" style:font-name-asian="Ayuthaya" style:font-name-complex="Ayuthaya" fo:font-size="14pt" style:font-size-asian="14pt" style:font-size-complex="14pt"/>
    </style:style>
    <style:style style:name="T90" style:parent-style-name="Fonteparág.padrão" style:family="text">
      <style:text-properties style:font-name="Ayuthaya" style:font-name-asian="Ayuthaya" style:font-name-complex="Ayuthaya" fo:font-size="14pt" style:font-size-asian="14pt" style:font-size-complex="14pt"/>
    </style:style>
    <style:style style:name="T91" style:parent-style-name="Fonteparág.padrão" style:family="text">
      <style:text-properties style:font-name="Ayuthaya" style:font-name-asian="Ayuthaya" style:font-name-complex="Ayuthaya" fo:font-size="14pt" style:font-size-asian="14pt" style:font-size-complex="14pt"/>
    </style:style>
    <style:style style:name="T92" style:parent-style-name="Fonteparág.padrão" style:family="text">
      <style:text-properties style:font-name="Ayuthaya" style:font-name-asian="Ayuthaya" style:font-name-complex="Ayuthaya" fo:font-size="14pt" style:font-size-asian="14pt" style:font-size-complex="14pt"/>
    </style:style>
    <style:style style:name="T93" style:parent-style-name="Fonteparág.padrão" style:family="text">
      <style:text-properties style:font-name="Ayuthaya" style:font-name-asian="Ayuthaya" style:font-name-complex="Ayuthaya" fo:font-size="14pt" style:font-size-asian="14pt" style:font-size-complex="14pt"/>
    </style:style>
    <style:style style:name="T94" style:parent-style-name="Fonteparág.padrão" style:family="text">
      <style:text-properties style:font-name="Ayuthaya" style:font-name-asian="Ayuthaya" style:font-name-complex="Ayuthaya" fo:font-size="14pt" style:font-size-asian="14pt" style:font-size-complex="14pt"/>
    </style:style>
    <style:style style:name="T95" style:parent-style-name="Fonteparág.padrão" style:family="text">
      <style:text-properties style:font-name="Ayuthaya" style:font-name-asian="Ayuthaya" style:font-name-complex="Ayuthaya" fo:font-size="14pt" style:font-size-asian="14pt" style:font-size-complex="14pt"/>
    </style:style>
    <style:style style:name="P96" style:parent-style-name="Normal" style:family="paragraph">
      <style:paragraph-properties fo:margin-bottom="0.0833in"/>
      <style:text-properties style:font-name="Ayuthaya" style:font-name-asian="Ayuthaya" style:font-name-complex="Ayuthaya" fo:font-size="14pt" style:font-size-asian="14pt" style:font-size-complex="14pt"/>
    </style:style>
    <style:style style:name="P97" style:parent-style-name="Normal" style:family="paragraph">
      <style:paragraph-properties fo:margin-bottom="0.0833in"/>
    </style:style>
    <style:style style:name="T98" style:parent-style-name="Fonteparág.padrão" style:family="text">
      <style:text-properties style:font-name="Ayuthaya" style:font-name-asian="Ayuthaya" style:font-name-complex="Ayuthaya" fo:font-size="14pt" style:font-size-asian="14pt" style:font-size-complex="14pt"/>
    </style:style>
    <style:style style:name="T99" style:parent-style-name="Fonteparág.padrão" style:family="text">
      <style:text-properties style:font-name="Ayuthaya" style:font-name-asian="Ayuthaya" style:font-name-complex="Ayuthaya" fo:font-size="14pt" style:font-size-asian="14pt" style:font-size-complex="14pt"/>
    </style:style>
  </office:automatic-styles>
  <office:body>
    <office:text text:use-soft-page-breaks="true">
      <text:p text:style-name="P1"><text:span text:style-name="T2">Orçamento Ilumi</text:span></text:p>
      <text:p text:style-name="P3"/>
      <text:p text:style-name="P4"><text:span text:style-name="T5">O projeto</text:span></text:p>
      <text:p text:style-name="P6">O projeto consiste em um jogo cujo objetivo é fazer a maior pontuação acertando alvos móveis ou não posicionados na frente de um gol, haverão ainda, barreiras e goleiro para que o nível de dificuldade aumente e torne o jogo mais divertido.</text:p>
      <text:p text:style-name="P7"><text:span text:style-name="T8">Os pontos serão computados e<text:s/></text:span><text:span text:style-name="T9">armazenados em um banco de dados apenas para jogadores que estiverem cadastrados<text:s/></text:span><text:span text:style-name="T10">na promoção. O cadastro será válido apenas para pessoas residentes no Brasil, e será deito diretamente no aplicativo. <text:s/>Os pontos só serão registrados caso o jogador entre no modo de competição.</text:span></text:p>
      <text:p text:style-name="P11"><text:span text:style-name="T12">Esses<text:s/></text:span><text:span text:style-name="T13">pontos</text:span><text:span text:style-name="T14"><text:s/>e<text:s/></text:span><text:span text:style-name="T15">o cadastro</text:span><text:span text:style-name="T16"><text:s/>serão hospedados em um serv</text:span><text:span text:style-name="T17">idor</text:span><text:span text:style-name="T18"><text:s/>com toda a segurança possível para que haja confiabilidade na promoção e para que os dados não sejam alterados de forma fraudulenta. O servidor escolhido foi o Amazon WS</text:span><text:span text:style-name="T19">. A Amazon é uma empresa pioneira na computação em nuvem e tem uma estrutura sólida de segurança disponível e é amplamente utilizada por grandes empresas no mundo como a GOL</text:span><text:span text:style-name="T20">, CI&amp;T e inclusive a NASA.</text:span></text:p>
      <text:p text:style-name="P21"/>
      <text:p text:style-name="P22"><text:span text:style-name="T23">Custos</text:span></text:p>
      <text:p text:style-name="P24"><text:span text:style-name="T25">Mão de obra:</text:span><text:span text:style-name="T26"><text:s/></text:span></text:p>
      <text:p text:style-name="P27"><text:span text:style-name="T28"><text:tab/></text:span><text:span text:style-name="T29">O valor das licenças de software necessárias<text:s/></text:span><text:span text:style-name="T30">pa</text:span><text:span text:style-name="T31">ra o desenvolvimento do projeto é de</text:span><text:span text:style-name="T32"><text:s/>R$12.915,82 (doze mil, novecentos e quinze Rea</text:span><text:span text:style-name="T33">is e oitenta e dois centavos).</text:span></text:p>
      <text:p text:style-name="P34"/>
      <text:p text:style-name="P35"><text:span text:style-name="T36">Distribuição:</text:span></text:p>
      <text:p text:style-name="P37"><text:span text:style-name="T38"><text:tab/>Facebook: gratuito;</text:span></text:p>
      <text:p text:style-name="P39"><text:span text:style-name="T40"><text:tab/>Android: O valor de inscrição para publicar aplicativos no Google-Play é de US$<text:s/></text:span><text:span text:style-name="T41">25,00 em Reais, R$ 51,00</text:span><text:span text:style-name="T42">. <text:s/></text:span></text:p>
      <text:p text:style-name="P43"><text:span text:style-name="T44"><text:tab/>IOS: O custo para publ</text:span><text:span text:style-name="T45">icar na Apple-Store é de US$ 299</text:span><text:span text:style-name="T46">,00 em Reais, R$<text:s/></text:span><text:span text:style-name="T47">602,18.</text:span></text:p>
      <text:p text:style-name="P48"/>
      <text:p text:style-name="P49"><text:span text:style-name="T50">Valor total de R$<text:s/></text:span><text:span text:style-name="T51">653,18</text:span><text:span text:style-name="T52">.</text:span></text:p>
      <text:p text:style-name="P53"><text:span text:style-name="T54">Segurança</text:span></text:p>
      <text:p text:style-name="P55">O servidor em que hospedaremos o webservice e o banco de dados será o Amazon WebServices devido a sua confiabilidade e segurança<text:s/>além do escalonamento dinâmico dependendo da quantidade de acessos.</text:p>
      <text:p text:style-name="P56"><text:span text:style-name="T57">O preço médio de hospedagem<text:s/></text:span><text:span text:style-name="T58">de R$ 3</text:span><text:span text:style-name="T59">00,00 por mês.</text:span></text:p>
      <text:p text:style-name="P60"><text:span text:style-name="T61">O tempo de execução do projeto com serviços de servidores (depois de publicado), vai da data de lançamento do</text:span><text:span text:style-name="T62"><text:s/>game até 365 dias após esta data (prazo estimado e sujeito a alteração). O valor final</text:span><text:span text:style-name="T63"><text:s/>aproximado</text:span><text:span text:style-name="T64"><text:s/>é de R$3.</text:span><text:span text:style-name="T65">600,0</text:span><text:span text:style-name="T66">0 (três mil<text:s/></text:span><text:span text:style-name="T67">e<text:s/></text:span><text:span text:style-name="T68">seissentos<text:s/></text:span><text:span text:style-name="T69">r</text:span><text:span text:style-name="T70">eais</text:span><text:span text:style-name="T71">),<text:s/></text:span><text:span text:style-name="T72">podendo variar para mais ou para menos devido a demanda de acessos.</text:span></text:p>
      <text:p text:style-name="P73">Ainda, estaremos monitorando o tempo todo o banco de dados para detectar possíveis tentativas de fraude. Criaremos um documento (Termos de Uso) junto à Ilumi para salvaguardar ambas as empresas de possíveis processos<text:s/>fraudulentos.</text:p>
      <text:p text:style-name="P74"/>
      <text:p text:style-name="P75"><text:span text:style-name="T76">Custo final do projeto</text:span><text:span text:style-name="T77"><text:s/></text:span></text:p>
      <text:p text:style-name="P78"><text:span text:style-name="T79">O valor final do projeto fica em<text:s/></text:span><text:span text:style-name="T80">R$17.</text:span><text:span text:style-name="T81">169</text:span><text:span text:style-name="T82">,</text:span><text:span text:style-name="T83">00<text:s/></text:span><text:span text:style-name="T84">dezessete mil, cento e<text:s/></text:span><text:span text:style-name="T85">sessenta e nove r</text:span><text:span text:style-name="T86">eais</text:span><text:span text:style-name="T87">.</text:span><text:span text:style-name="T88"><text:s/></text:span><text:span text:style-name="T89">S</text:span><text:span text:style-name="T90">ujeito a</text:span><text:span text:style-name="T91"><text:s/>alterações<text:s/></text:span><text:span text:style-name="T92">dependendo<text:s/></text:span><text:span text:style-name="T93">da demanda de acesso</text:span><text:span text:style-name="T94"><text:s/>ao servidor</text:span><text:span text:style-name="T95">.</text:span></text:p>
      <text:p text:style-name="P96"/>
      <text:p text:style-name="P97"><text:span text:style-name="T98">A forma</text:span><text:span text:style-name="T99"><text:s/>de pagamento do valor acima ainda será negociada com a Ilumi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yuthaya" svg:font-family="Ayuthaya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style:punctuation-wrap="simple" style:text-autospace="none" style:vertical-align="baseline"/>
      <style:text-properties style:letter-kerning="true" fo:font-size="11pt" style:font-size-asian="11pt" style:font-size-complex="11pt"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Hildebrando Pedroni</meta:initial-creator>
    <dc:creator>Hildebrando Pedroni</dc:creator>
    <meta:creation-date>2013-05-02T18:39:00Z</meta:creation-date>
    <dc:date>2013-05-02T18:39:00Z</dc:date>
    <meta:template xlink:href="Normal.dotm" xlink:type="simple"/>
    <meta:editing-cycles>2</meta:editing-cycles>
    <meta:editing-duration>PT60S</meta:editing-duration>
    <meta:document-statistic meta:page-count="2" meta:paragraph-count="4" meta:word-count="390" meta:character-count="2494" meta:row-count="17" meta:non-whitespace-character-count="2108"/>
  </office:meta>
</office:document-meta>
</file>